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0779ff" officeooo:paragraph-rsid="000779f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0779ff" officeooo:paragraph-rsid="000779ff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42pt" fo:font-weight="bold" officeooo:rsid="000779ff" officeooo:paragraph-rsid="000779ff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42pt" fo:font-weight="bold" officeooo:rsid="000779ff" officeooo:paragraph-rsid="000779f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6pt" fo:font-weight="normal" officeooo:rsid="000779ff" officeooo:paragraph-rsid="000779ff" style:font-weight-asian="normal" style:font-weight-complex="normal"/>
    </style:style>
    <style:style style:name="P6" style:family="paragraph" style:parent-style-name="Standard">
      <style:paragraph-properties fo:text-align="justify" style:justify-single-word="false" fo:break-before="page"/>
      <style:text-properties fo:font-size="16pt" fo:font-weight="normal" officeooo:rsid="000779ff" officeooo:paragraph-rsid="000779ff" style:font-weight-asian="normal" style:font-weight-complex="normal"/>
    </style:style>
    <style:style style:name="T1" style:family="text">
      <style:text-properties fo:font-size="14pt" officeooo:rsid="0008a6aa"/>
    </style:style>
    <style:style style:name="T2" style:family="text">
      <style:text-properties fo:font-size="14pt" officeooo:rsid="000c4f40"/>
    </style:style>
    <style:style style:name="T3" style:family="text">
      <style:text-properties fo:font-size="14pt" officeooo:rsid="000e2780"/>
    </style:style>
    <style:style style:name="T4" style:family="text">
      <style:text-properties fo:font-size="14pt" officeooo:rsid="000f2fb2"/>
    </style:style>
    <style:style style:name="T5" style:family="text">
      <style:text-properties fo:font-size="14pt" officeooo:rsid="000f706e"/>
    </style:style>
    <style:style style:name="T6" style:family="text">
      <style:text-properties fo:font-size="14pt" officeooo:rsid="0010659c"/>
    </style:style>
    <style:style style:name="T7" style:family="text">
      <style:text-properties fo:font-size="14pt" officeooo:rsid="0011c8fd"/>
    </style:style>
    <style:style style:name="T8" style:family="text">
      <style:text-properties fo:font-size="14pt" officeooo:rsid="00136986"/>
    </style:style>
    <style:style style:name="T9" style:family="text">
      <style:text-properties fo:font-size="14pt" officeooo:rsid="00138ce5"/>
    </style:style>
    <style:style style:name="T10" style:family="text">
      <style:text-properties fo:font-size="14pt" officeooo:rsid="00170eec"/>
    </style:style>
    <style:style style:name="T11" style:family="text">
      <style:text-properties fo:font-size="14pt" officeooo:rsid="0019914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latório</text:p>
      <text:p text:style-name="P4"/>
      <text:p text:style-name="P1">Grupo 6 – SSExpress</text:p>
      <text:p text:style-name="P2"/>
      <text:p text:style-name="P1">Desenvolvedores:</text:p>
      <text:p text:style-name="P2">Davi Guaraná</text:p>
      <text:p text:style-name="P2">Edna Andrade</text:p>
      <text:p text:style-name="P2">Joselma Beserra</text:p>
      <text:p text:style-name="P2">Thiago Vinicius</text:p>
      <text:p text:style-name="P2"/>
      <text:p text:style-name="P5"><text:tab/><text:span text:style-name="T1">O site desenvolvido tem propósito de ajudar as empresas a encontrar fornecedores mais rápido e mais fácil tanto por uma busca por categoria como pelo menor preço. Durante o desenvolvimento do projeto tivemos dificuldades para: redimensionar a imagem e fazer o crop dela, <text:s/>implementar o Google Maps e cadastrar as empresas cadastradas no sistema no mapa, fazer a paginação na página dos produtos, fazer a busca por categoria, implementar a busca por palavras, fazer a compra e venda de produtos e também implementar o chat. As ferramentas utilizadas para o desenvolvimento do sistema foram: PHP, HTML, JavaScript, </text:span><text:span text:style-name="T2">Jquery, Ajax, </text:span><text:span text:style-name="T3">BootStrap, Font</text:span><text:span text:style-name="T4">-</text:span><text:span text:style-name="T3">Awesome, </text:span><text:span text:style-name="T4">API Google Maps, CROP, MySQL. No projeto foi implementado um cadastro dinâmico para que quando o usuário colocasse o CEP o algoritmo já buscasse </text:span><text:span text:style-name="T5">o nome da rua, do bairro, da cidade e do estado e após o cadastro da empresa outro algoritmo faz a busca da latitude e longitude da empresa e a cadastra no Mapa do Site. A parte da compra e venda e feita foi por ambos usuários(Empresa e Fornecedor) o usuário escolhe o produto que se interessa e compra, e faz o pagamento da forma que achar mais fácil falando com o fornecedor pelo </text:span><text:span text:style-name="T6">chat, após o pagamento ser efetuado com sucesso o vendendo confirma o pagamento e confirma também quando o produto já estiver em andamento, após chegar na empresa compradora a empresa confirma a entrega e a compra estará realizada. </text:span><text:span text:style-name="T7">Outra funcionalidade implementada foi Chat, onde o usuário poderá sem comunicar com qualquer outra empresa e saber se a mensagem foi visualizada ou não. Toda empresa cadastrada no Site pode inserir produtos e selecionar a qual categoria ele pertencerá, e também inserir uma imagem do produto e consequentemente definir o tamanho da imagem antes de cadastrar o produto. E outra função também presente é o traçamento da rota, o usuário quando logado em sua conta poderá traçar uma rota da sua empresa para qualquer outra (previamente cadastrada no sistema) e será mostrado o trânsito naquele percurso em tempo real, a quantidade de tempo que levará para chegar até o destino e a distância entre os dois pontos.</text:span></text:p>
      <text:p text:style-name="P6"><text:span text:style-name="T7"><text:tab/></text:span><text:span text:style-name="T8">O projeto teve algumas precauções cotra algumas tipos de ataques de invasão como por exemplo: </text:span><text:span text:style-name="T9">XSS e SQL Injection. N</text:span><text:span text:style-name="T11">ó</text:span><text:span text:style-name="T9">s bloqueamos a tentativa por XSS utilizando a função do PHP htmlspecialschrs() antes de cadastrar as informações no banco, e utilizamos PDO </text:span><text:span text:style-name="T10">para evitar a injeção de comandos SQL </text:span><text:span text:style-name="T11">nos formulários e URL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1T08:53:20.764000000</meta:creation-date>
    <dc:date>2017-12-22T13:47:36.094000000</dc:date>
    <meta:editing-duration>PT1H22M9S</meta:editing-duration>
    <meta:editing-cycles>7</meta:editing-cycles>
    <meta:generator>LibreOffice/5.3.4.2$Windows_X86_64 LibreOffice_project/f82d347ccc0be322489bf7da61d7e4ad13fe2ff3</meta:generator>
    <meta:document-statistic meta:table-count="0" meta:image-count="0" meta:object-count="0" meta:page-count="2" meta:paragraph-count="9" meta:word-count="419" meta:character-count="2537" meta:non-whitespace-character-count="2123"/>
  </office:meta>
</office:document-meta>
</file>